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2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/>
    </style:style>
    <style:style style:name="P7" style:family="paragraph" style:parent-style-name="Standard" style:list-style-name="L2">
      <style:text-properties fo:font-variant="normal" fo:text-transform="none" fo:color="#000000" style:font-name="Linux Libertine" fo:letter-spacing="normal" fo:language="en" fo:country="none" fo:font-style="normal" fo:font-weight="normal"/>
    </style:style>
    <style:style style:name="T1" style:family="text">
      <style:text-properties fo:font-variant="normal" fo:text-transform="none" fo:color="#000000" style:font-name="Linux Libertine" fo:letter-spacing="normal" fo:language="en" fo:country="none" fo:font-style="normal"/>
    </style:style>
    <style:style style:name="T2" style:family="text">
      <style:text-properties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pics:</text:p>
      <text:list xml:id="list4027942559666757400" text:style-name="L1">
        <text:list-item>
          <text:p text:style-name="P4">Rules &amp; regulations for schools in Germany</text:p>
          <text:list>
            <text:list-item>
              <text:p text:style-name="P4">What is required by law and what is not</text:p>
            </text:list-item>
            <text:list-item>
              <text:p text:style-name="P4">How to found a (private) school</text:p>
            </text:list-item>
          </text:list>
        </text:list-item>
        <text:list-item>
          <text:p text:style-name="P4">Why learn at all?</text:p>
          <text:list>
            <text:list-item>
              <text:p text:style-name="P4">We're forced to (at least to be physically there) -&gt; "Schulpflicht"</text:p>
            </text:list-item>
            <text:list-item>
              <text:p text:style-name="P4">Skills are useful to get a good job (and be happy)</text:p>
            </text:list-item>
            <text:list-item>
              <text:p text:style-name="P4">Joy of mastering new skills</text:p>
            </text:list-item>
          </text:list>
        </text:list-item>
        <text:list-item>
          <text:p text:style-name="P4">Learning Myths debunked:</text:p>
          <text:list>
            <text:list-item>
              <text:p text:style-name="P4">The easier it feels, the less you learn -&gt; optimal learning is hard (tip: get comfortable being uncomfortable)</text:p>
            </text:list-item>
            <text:list-item>
              <text:p text:style-name="P4">Rivalry, cooperation &amp; zero sum games (ex. balloon game)</text:p>
            </text:list-item>
            <text:list-item>
              <text:p text:style-name="P4">examples from De Bruyckere et. al.</text:p>
            </text:list-item>
          </text:list>
        </text:list-item>
        <text:list-item>
          <text:p text:style-name="P4">How the brain works (basic brain anatomy):</text:p>
          <text:list>
            <text:list-item>
              <text:p text:style-name="P4">Plasticity of the brain</text:p>
            </text:list-item>
            <text:list-item>
              <text:p text:style-name="P4">Brain regions</text:p>
            </text:list-item>
          </text:list>
        </text:list-item>
        <text:list-item>
          <text:p text:style-name="P4">Learning (selected topics)</text:p>
          <text:list>
            <text:list-item>
              <text:p text:style-name="P4">Neuroscience of learning</text:p>
            </text:list-item>
            <text:list-item>
              <text:p text:style-name="P4">Two modes of thinking: focussed &amp; diffused</text:p>
            </text:list-item>
          </text:list>
        </text:list-item>
        <text:list-item>
          <text:p text:style-name="P4">Mindset, Grit &amp; Intelligence</text:p>
        </text:list-item>
        <text:list-item>
          <text:p text:style-name="P4">Motivation:</text:p>
          <text:list>
            <text:list-item>
              <text:p text:style-name="P4">Rewards</text:p>
            </text:list-item>
            <text:list-item>
              <text:p text:style-name="P4">Gamification</text:p>
            </text:list-item>
          </text:list>
        </text:list-item>
        <text:list-item>
          <text:p text:style-name="P4">Sleep</text:p>
        </text:list-item>
        <text:list-item>
          <text:p text:style-name="P4">Nutrition &amp; Fasting:</text:p>
          <text:list>
            <text:list-item>
              <text:p text:style-name="P4">eating "healthy" (not necessarily vegetarian/vegan!)</text:p>
            </text:list-item>
            <text:list-item>
              <text:p text:style-name="P4">sugar</text:p>
            </text:list-item>
            <text:list-item>
              <text:p text:style-name="P4">intermittent fasting?</text:p>
            </text:list-item>
          </text:list>
        </text:list-item>
        <text:list-item>
          <text:p text:style-name="P4">Meditation</text:p>
        </text:list-item>
        <text:list-item>
          <text:p text:style-name="P4">Physical activity (i.e. sports)</text:p>
          <text:list>
            <text:list-item>
              <text:p text:style-name="P4">Neuroplasticity in the Hippocampus (see Sejnowski in Learning how to Learn)</text:p>
            </text:list-item>
          </text:list>
        </text:list-item>
        <text:list-item>
          <text:p text:style-name="P4">Memory:</text:p>
          <text:list>
            <text:list-item>
              <text:p text:style-name="P4">Mnemonics</text:p>
            </text:list-item>
            <text:list-item>
              <text:p text:style-name="P4">Contrasting examples</text:p>
            </text:list-item>
          </text:list>
        </text:list-item>
        <text:list-item>
          <text:p text:style-name="P4">Feedback</text:p>
          <text:list>
            <text:list-item>
              <text:p text:style-name="P4">necessity of feedback</text:p>
            </text:list-item>
            <text:list-item>
              <text:p text:style-name="P4">types of feedback</text:p>
            </text:list-item>
            <text:list-item>
              <text:p text:style-name="P4">deliberate practice</text:p>
            </text:list-item>
          </text:list>
        </text:list-item>
        <text:list-item>
          <text:p text:style-name="P4">Habits</text:p>
        </text:list-item>
        <text:list-item>
          <text:p text:style-name="P4">Tools &amp; techniques:</text:p>
          <text:list>
            <text:list-item>
              <text:p text:style-name="P4">Total recall (i.e. practice all the time!)</text:p>
            </text:list-item>
            <text:list-item>
              <text:p text:style-name="P4">Flashcards (intermittent, interleaved)</text:p>
            </text:list-item>
            <text:list-item>
              <text:p text:style-name="P4">Pomodoro</text:p>
            </text:list-item>
            <text:list-item>
              <text:p text:style-name="P4">Kanban</text:p>
            </text:list-item>
            <text:list-item>
              <text:p text:style-name="P4">Note taking</text:p>
            </text:list-item>
            <text:list-item>
              <text:p text:style-name="P4">Structuring a (learning) project</text:p>
            </text:list-item>
          </text:list>
        </text:list-item>
        <text:list-item>
          <text:p text:style-name="P4">Apps to support learning:</text:p>
          <text:list>
            <text:list-item>
              <text:p text:style-name="P4">Flashcards (e.g. Anki)</text:p>
            </text:list-item>
            <text:list-item>
              <text:p text:style-name="P4"><text:soft-page-break/>Note taking apps (Evernote, GoodNote, Apple Notes, Google Notes, etc.)</text:p>
            </text:list-item>
          </text:list>
        </text:list-item>
      </text:list>
      <text:p text:style-name="P2"/>
      <text:p text:style-name="P1"/>
      <text:p text:style-name="P3">Resources:</text:p>
      <text:list xml:id="list8869335277195208405" text:style-name="L2">
        <text:list-item>
          <text:p text:style-name="P5">Learning how to learn (Barbara Oakley on coursera)</text:p>
        </text:list-item>
        <text:list-item>
          <text:p text:style-name="P5">A mind for numbers (Barbara Oakley)</text:p>
        </text:list-item>
        <text:list-item>
          <text:p text:style-name="P5">Lernen (Manfred Spitzer)</text:p>
        </text:list-item>
        <text:list-item>
          <text:p text:style-name="P5">Mindset (Dweck)</text:p>
        </text:list-item>
        <text:list-item>
          <text:p text:style-name="P5">Make It Stick (Brown et. al.)</text:p>
        </text:list-item>
        <text:list-item>
          <text:p text:style-name="P5">Urban Myths about Learning and Education (De Bruyckere et. al.)</text:p>
        </text:list-item>
        <text:list-item>
          <text:p text:style-name="P5">How we learn (Carey)</text:p>
        </text:list-item>
        <text:list-item>
          <text:p text:style-name="P5">Unlimited Memory (Horsley)</text:p>
        </text:list-item>
        <text:list-item>
          <text:p text:style-name="P5">We can have an amazing memory (O'Brien)</text:p>
        </text:list-item>
        <text:list-item>
          <text:p text:style-name="P5">Peak (K. Anders Ericsson)</text:p>
        </text:list-item>
        <text:list-item>
          <text:p text:style-name="P6"><text:span text:style-name="T2">Flow (</text:span><text:bookmark text:name="firstHeading"/><text:span text:style-name="T1">Csikszentmihalyi)</text:span></text:p>
        </text:list-item>
        <text:list-item>
          <text:p text:style-name="P7">Switch (Dan &amp; Chip Heath)</text:p>
        </text:list-item>
        <text:list-item>
          <text:p text:style-name="P7">Atomic Habits (James Clear)</text:p>
        </text:list-item>
        <text:list-item>
          <text:p text:style-name="P7">Drive (Dainel Pink)</text:p>
        </text:list-item>
        <text:list-item>
          <text:p text:style-name="P7">Why We Sleep (Matthew Walker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nos" fo:font-size="24pt" fo:font-weight="bold" style:font-name-asian="Noto Sans CJK SC" style:font-size-asian="24pt" style:font-weight-asian="bold" style:font-name-complex="DejaVu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ilipp Regenauer</meta:initial-creator>
    <meta:creation-date>2019-12-10T10:00:34</meta:creation-date>
    <meta:generator>OpenOffice/4.1.7$Unix OpenOffice.org_project/417m1$Build-9800</meta:generator>
    <dc:date>2020-01-25T05:52:43</dc:date>
    <meta:editing-duration>PT2H42M38S</meta:editing-duration>
    <meta:editing-cycles>30</meta:editing-cycles>
    <dc:creator>Philipp Regenauer</dc:creator>
    <meta:document-statistic meta:table-count="0" meta:image-count="0" meta:object-count="0" meta:page-count="3" meta:paragraph-count="64" meta:word-count="338" meta:character-count="1852"/>
  </office:meta>
</office:document-meta>
</file>